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Open Sans" svg:font-family="'Open Sans'"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fo:color="#222222" style:font-name="Open Sans" fo:font-size="11.5pt" style:font-size-asian="11.5pt" style:font-name-complex="Open Sans1" style:font-size-complex="11.5pt"/>
    </style:style>
    <style:style style:name="P3" style:family="paragraph" style:parent-style-name="Standard">
      <style:paragraph-properties fo:line-height="200%"/>
    </style:style>
    <style:style style:name="P4" style:family="paragraph" style:parent-style-name="Standard" style:master-page-name="Standard">
      <style:paragraph-properties fo:text-align="end" style:justify-single-word="false" style:page-number="auto"/>
    </style:style>
    <style:style style:name="T1" style:family="text">
      <style:text-properties fo:font-size="12pt" style:font-size-asian="12pt" style:font-size-complex="12pt"/>
    </style:style>
    <style:style style:name="T2" style:family="text">
      <style:text-properties fo:color="#222222" fo:font-size="12pt" style:font-size-asian="12pt" style:font-name-complex="Calibri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XXX<text:bookmark-start text:name="_Hlk85992198"/></text:p>
      <text:p text:style-name="P1">10/24/2021</text:p>
      <text:p text:style-name="P1">CS-GY 6813</text:p>
      <text:p text:style-name="Standard"><text:bookmark-end text:name="_Hlk85992198"/></text:p>
      <text:p text:style-name="Standard"><text:span text:style-name="T1">Hypothesis:</text:span></text:p>
      <text:p text:style-name="P2"/>
      <text:p text:style-name="P2"/>
      <text:p text:style-name="P2"/>
      <text:p text:style-name="P3"><text:span text:style-name="T2">Most cyber security experts would argue MFA solutions are highly secure and is the gold standard for implementing security within companies and organizations. However, when MFA solutions incorporates options that can be exploited by human error, can it really be considered secure? SMS authentication is a good example of this since it can verify an employee’s identity with a text message code but also leaves their cellphone carrier exposed as an attack vector for social engineers. While there are more secure factors of authentication such as biometrics or authenticator apps, MFA by SMS authentication has the benefit of being an easier way to add a second layer of authentication especially to non-technical employees. To mitigate use of weaker MFA options within an organization, IT professionals should start incorporating MFA problems into their security awareness training. This will allow companies to combat security breaches and prevent user risk.</text:span></text:p>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Open Sans" svg:font-family="'Open Sans'"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onymized</dc:title>
    <dc:subject>anonymized</dc:subject>
    <meta:initial-creator>anonymized</meta:initial-creator>
    <meta:keyword>anonymized</meta:keyword>
    <dc:description>anonymized</dc:description>
    <meta:editing-cycles>2</meta:editing-cycles>
    <meta:creation-date>2021-10-24T23:49:00</meta:creation-date>
    <dc:date>2021-10-25T21:52:45.53</dc:date>
    <meta:editing-duration>PT1S</meta:editing-duration>
    <meta:generator>OpenOffice/4.1.11$Win32 OpenOffice.org_project/4111m1$Build-9808</meta:generator>
    <meta:document-statistic meta:table-count="0" meta:image-count="0" meta:object-count="0" meta:page-count="1" meta:paragraph-count="5" meta:word-count="152" meta:character-count="9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